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7e3" officeooo:paragraph-rsid="001a57e3"/>
    </style:style>
    <style:style style:name="P2" style:family="paragraph" style:parent-style-name="Standard">
      <style:text-properties officeooo:rsid="001a57e3" officeooo:paragraph-rsid="001b51a3"/>
    </style:style>
    <style:style style:name="P3" style:family="paragraph" style:parent-style-name="Standard">
      <style:text-properties officeooo:paragraph-rsid="001a57e3"/>
    </style:style>
    <style:style style:name="P4" style:family="paragraph" style:parent-style-name="Standard">
      <style:text-properties officeooo:rsid="001b6827" officeooo:paragraph-rsid="001d62de"/>
    </style:style>
    <style:style style:name="P5" style:family="paragraph" style:parent-style-name="Standard">
      <style:text-properties officeooo:rsid="001d62de" officeooo:paragraph-rsid="001d62de"/>
    </style:style>
    <style:style style:name="P6" style:family="paragraph" style:parent-style-name="Standard">
      <style:text-properties officeooo:paragraph-rsid="001d62de"/>
    </style:style>
    <style:style style:name="P7" style:family="paragraph" style:parent-style-name="Standard">
      <style:text-properties officeooo:rsid="001e35e5" officeooo:paragraph-rsid="001e35e5"/>
    </style:style>
    <style:style style:name="P8" style:family="paragraph" style:parent-style-name="Standard">
      <style:text-properties officeooo:rsid="001eb495" officeooo:paragraph-rsid="001eb495"/>
    </style:style>
    <style:style style:name="P9" style:family="paragraph" style:parent-style-name="Standard">
      <style:text-properties officeooo:paragraph-rsid="001b6827"/>
    </style:style>
    <style:style style:name="P10" style:family="paragraph" style:parent-style-name="Standard">
      <style:text-properties officeooo:paragraph-rsid="00210647"/>
    </style:style>
    <style:style style:name="P11" style:family="paragraph" style:parent-style-name="Standard">
      <style:text-properties officeooo:rsid="00236228" officeooo:paragraph-rsid="00236228"/>
    </style:style>
    <style:style style:name="T1" style:family="text">
      <style:text-properties officeooo:rsid="001a57e3"/>
    </style:style>
    <style:style style:name="T2" style:family="text">
      <style:text-properties style:text-position="super 58%"/>
    </style:style>
    <style:style style:name="T3" style:family="text">
      <style:text-properties officeooo:rsid="001b51a3"/>
    </style:style>
    <style:style style:name="T4" style:family="text">
      <style:text-properties officeooo:rsid="001b6827"/>
    </style:style>
    <style:style style:name="T5" style:family="text">
      <style:text-properties officeooo:rsid="001d62de"/>
    </style:style>
    <style:style style:name="T6" style:family="text">
      <style:text-properties officeooo:rsid="001e35e5"/>
    </style:style>
    <style:style style:name="T7" style:family="text">
      <style:text-properties officeooo:rsid="001eb495"/>
    </style:style>
    <style:style style:name="T8" style:family="text">
      <style:text-properties officeooo:rsid="001fb1de"/>
    </style:style>
    <style:style style:name="T9" style:family="text">
      <style:text-properties officeooo:rsid="00210647"/>
    </style:style>
    <style:style style:name="T10" style:family="text">
      <style:text-properties officeooo:rsid="002303c9"/>
    </style:style>
    <style:style style:name="T11" style:family="text">
      <style:text-properties officeooo:rsid="002362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anks to everyone that’s interested.</text:p>
      <text:p text:style-name="P1"/>
      <text:p text:style-name="P1">I’m scheduling the ‘NCIFD’ Package Demo at the Marion Tech Center Conference room on Thursday March 24<text:span text:style-name="T2">th</text:span> starting at 9am. <text:s/></text:p>
      <text:p text:style-name="P1"/>
      <text:p text:style-name="P1">I’m concerned about COVID and especially omnicron, so I’ve pushed this at late as possible to give omnicron a chance to fade-out but early-enough not interfere with normal spring electrofishing. <text:s/>I want to meet in-person because I think it will encourage question-asking and conversation, I’m really not interested in doing this online. </text:p>
      <text:p text:style-name="P1"/>
      <text:p text:style-name="P1">If you want to just show-up and watch me talk, that’s <text:span text:style-name="T11">OK</text:span>. <text:s/>But if you want the meeting to be more beneficial, here’s what you can do to in the interim:</text:p>
      <text:p text:style-name="P1"/>
      <text:p text:style-name="P1">1) Get the software <text:span text:style-name="T3">on your computer. <text:s/>I have no idea how to get software installed on your state computer, so you might want to start this process ASAP</text:span>:</text:p>
      <text:p text:style-name="P2"/>
      <text:p text:style-name="P2"><text:tab/>First install <text:a xlink:type="simple" xlink:href="https://cran.r-project.org/bin/windows/base/R-4.1.2-win.exe" text:style-name="Internet_20_link" text:visited-style-name="Visited_20_Internet_20_Link">R</text:a>:</text:p>
      <text:p text:style-name="P3"><text:span text:style-name="T1"><text:tab/></text:span></text:p>
      <text:p text:style-name="P2"><text:tab/>Second install <text:a xlink:type="simple" xlink:href="https://download1.rstudio.org/desktop/windows/RStudio-2021.09.1-372.exe" text:style-name="Internet_20_link" text:visited-style-name="Visited_20_Internet_20_Link">R</text:a><text:a xlink:type="simple" xlink:href="https://download1.rstudio.org/desktop/windows/RStudio-2021.09.1-372.exe" text:style-name="Internet_20_link" text:visited-style-name="Visited_20_Internet_20_Link"><text:span text:style-name="T4">s</text:span></text:a><text:a xlink:type="simple" xlink:href="https://download1.rstudio.org/desktop/windows/RStudio-2021.09.1-372.exe" text:style-name="Internet_20_link" text:visited-style-name="Visited_20_Internet_20_Link">tudio</text:a> <text:span text:style-name="T4">(R </text:span><text:span text:style-name="T9">runs </text:span><text:span text:style-name="T4">inside of RStudio)</text:span>:</text:p>
      <text:p text:style-name="P2"><text:tab/><text:tab/></text:p>
      <text:p text:style-name="P2"><text:span text:style-name="T3">2) Start Learning R. </text:span><text:span text:style-name="T6">The more you know about R the more you will get out of the NCIFD package. </text:span><text:span text:style-name="T11">This demo will not teach you t</text:span><text:span text:style-name="T6">o be fluent in the R language.</text:span></text:p>
      <text:p text:style-name="P2"><text:s text:c="2"/></text:p>
      <text:p text:style-name="P9"><text:span text:style-name="T4">If you have no idea what R is, or worse, you think it’s simply a stats package, </text:span><text:a xlink:type="simple" xlink:href="https://ncconnect-my.sharepoint.com/:v:/r/personal/powell_wheeler_ncwildlife_org/Documents/R/media/R.mp4?csf=1&amp;web=1&amp;e=2hAbJT" text:style-name="Internet_20_link" text:visited-style-name="Visited_20_Internet_20_Link"><text:span text:style-name="T9">h</text:span></text:a><text:a xlink:type="simple" xlink:href="https://ncconnect-my.sharepoint.com/:v:/r/personal/powell_wheeler_ncwildlife_org/Documents/R/media/R.mp4?csf=1&amp;web=1&amp;e=2hAbJT" text:style-name="Internet_20_link" text:visited-style-name="Visited_20_Internet_20_Link"><text:span text:style-name="T4">ere’s a ~ 60 min presentation</text:span></text:a><text:span text:style-name="T4"> I made to introduce you to the wide world of R and explain the most </text:span><text:span text:style-name="T9">foundational </text:span><text:span text:style-name="T4">concepts. <text:s/></text:span><text:span text:style-name="T5">I </text:span><text:span text:style-name="T6">admit that i</text:span><text:span text:style-name="T5">t’s wordy and boring, but I learn faster when I first get a b</text:span><text:span text:style-name="T9">road</text:span><text:span text:style-name="T5"> overview of the subject, before diving into the details. That is the purpose of the presentation. <text:s/></text:span></text:p>
      <text:p text:style-name="P1"/>
      <text:p text:style-name="P6"><text:span text:style-name="T4">If you are ready to dive in, there are </text:span><text:span text:style-name="T5">many </text:span><text:span text:style-name="T4">free online resources and courses for learning R, </text:span><text:span text:style-name="T5">many of which are linked-to from </text:span><text:a xlink:type="simple" xlink:href="https://www.bigbookofr.com/" text:style-name="Internet_20_link" text:visited-style-name="Visited_20_Internet_20_Link"><text:span text:style-name="T10">The Big Book of R</text:span></text:a></text:p>
      <text:p text:style-name="P4"/>
      <text:p text:style-name="P10"><text:span text:style-name="T5">However, I strongly recommend you </text:span><text:span text:style-name="T9">start with the </text:span><text:span text:style-name="T5">book ‘</text:span><text:a xlink:type="simple" xlink:href="https://www.amazon.com/Data-Science-Transform-Visualize-Model/dp/1491910399/" text:style-name="Internet_20_link" text:visited-style-name="Visited_20_Internet_20_Link"><text:span text:style-name="T5">R for Data Science’ </text:span></text:a><text:a xlink:type="simple" xlink:href="https://www.amazon.com/Data-Science-Transform-Visualize-Model/dp/1491910399/" text:style-name="Internet_20_link" text:visited-style-name="Visited_20_Internet_20_Link"><text:span text:style-name="T9">by Wickham and Grolemund</text:span></text:a><text:a xlink:type="simple" xlink:href="https://www.amazon.com/Data-Science-Transform-Visualize-Model/dp/1491910399/" text:style-name="Internet_20_link" text:visited-style-name="Visited_20_Internet_20_Link"><text:span text:style-name="T5">.</text:span></text:a><text:span text:style-name="T5"> </text:span><text:span text:style-name="T9">It’s relatively inexpensive </text:span><text:span text:style-name="T10">~ $32</text:span><text:span text:style-name="T9">. Alternatively, you can also </text:span><text:span text:style-name="T5">browse it for free </text:span><text:a xlink:type="simple" xlink:href="https://r4ds.had.co.nz/" text:style-name="Internet_20_link" text:visited-style-name="Visited_20_Internet_20_Link"><text:span text:style-name="T10">Online</text:span></text:a><text:span text:style-name="T10">. </text:span></text:p>
      <text:p text:style-name="P5">R4DS is the absolute gold-standard for getting started with the most modern approach to R programming.</text:p>
      <text:p text:style-name="P5"/>
      <text:p text:style-name="P6"><text:span text:style-name="T5">Finally, the ‘FSA’ package was created by Dere</text:span><text:span text:style-name="T9">k</text:span><text:span text:style-name="T5"> Ogle to help with common fisheries tasks. <text:s/>You’ll want to download it from CRAN after you install R and R</text:span><text:span text:style-name="T9">S</text:span><text:span text:style-name="T5">tudio. <text:s/>It has a companion book that is also available from Amazon. It’s worth reading but the FSA package is evolving faster than the book and so the book is a bit out-of-date. So, some examples in the book won’t work anymore. </text:span><text:span text:style-name="T9">Here’s the </text:span><text:a xlink:type="simple" xlink:href="https://www.amazon.com/Introductory-Fisheries-Analyses-Chapman-Hall/dp/148223520X" text:style-name="Internet_20_link" text:visited-style-name="Visited_20_Internet_20_Link"><text:span text:style-name="T10">Amazon Link</text:span></text:a><text:span text:style-name="T10">. </text:span><text:span text:style-name="T11">FSA is likely to start evolving more rapidly in the future.</text:span></text:p>
      <text:p text:style-name="P5"/>
      <text:p text:style-name="P7">3) <text:s/>If you do steps 1 and 2 and want to go head and start exploring the NCIFD package before the March 24 demo, let me know. <text:span text:style-name="T7">NCIFD is not intended for public distribution, so it’s not on CRAN. Rather it’s simply housed on a MS Teams page for fish division R users that I can give you access to.</text:span></text:p>
      <text:p text:style-name="P7"/>
      <text:p text:style-name="P8">4) Finally I just want to say that R is the present and foreseeable-future of data analysis. If you learn R, you really are learning the skills that will carry you through the end of your career.</text:p>
      <text:p text:style-name="P8"/>
      <text:p text:style-name="P8"><text:soft-page-break/>If you choose to learn R, I want to be straight-up with you that it’s going to be marathon-training rather than a sprint. <text:s/>To, me it really is analogous to learning a foreign language because it’s going to require that level of effort, time, and patience to get to where you just think in R <text:span text:style-name="T8">and every </text:span><text:span text:style-name="T10">single</text:span><text:span text:style-name="T8"> line of code isn’t </text:span><text:span text:style-name="T9">painful</text:span><text:span text:style-name="T8"> to write</text:span>. <text:s/><text:span text:style-name="T8">FWIW, I’m having to back-up and learn the R4DS way of doing things and it’s bringing back </text:span><text:span text:style-name="T9">memories of the </text:span><text:span text:style-name="T8">unpleasant emotions from when I started learning several years ago. <text:s/>The work of learning R is ultimately something that everyone does on their own; however, </text:span><text:span text:style-name="T9">if you get stuck, let me know and I’ll help you anyway I can</text:span><text:span text:style-name="T8">.</text:span></text:p>
      <text:p text:style-name="P8"/>
      <text:p text:style-name="P11">Powell</text:p>
      <text:p text:style-name="P11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09:30:07.540311415</meta:creation-date>
    <dc:date>2022-01-10T13:00:10.242861729</dc:date>
    <meta:editing-duration>PT1H32M51S</meta:editing-duration>
    <meta:editing-cycles>1</meta:editing-cycles>
    <meta:generator>LibreOffice/7.2.5.2$Linux_X86_64 LibreOffice_project/20$Build-2</meta:generator>
    <meta:document-statistic meta:table-count="0" meta:image-count="0" meta:object-count="0" meta:page-count="2" meta:paragraph-count="20" meta:word-count="636" meta:character-count="3479" meta:non-whitespace-character-count="2837"/>
  </office:meta>
</office:document-meta>
</file>